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7.27mm"/>
    </style:style>
    <style:style style:name="co2" style:family="table-column">
      <style:table-column-properties fo:break-before="auto" style:column-width="41.29mm"/>
    </style:style>
    <style:style style:name="co3" style:family="table-column">
      <style:table-column-properties fo:break-before="auto" style:column-width="50.5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7.8mm"/>
    </style:style>
    <style:style style:name="co6" style:family="table-column">
      <style:table-column-properties fo:break-before="auto" style:column-width="80.59mm"/>
    </style:style>
    <style:style style:name="co7" style:family="table-column">
      <style:table-column-properties fo:break-before="auto" style:column-width="62.21mm"/>
    </style:style>
    <style:style style:name="co8" style:family="table-column">
      <style:table-column-properties fo:break-before="auto" style:column-width="55.97mm"/>
    </style:style>
    <style:style style:name="co9" style:family="table-column">
      <style:table-column-properties fo:break-before="auto" style:column-width="60.73mm"/>
    </style:style>
    <style:style style:name="ro1" style:family="table-row">
      <style:table-row-properties style:row-height="12.38mm" fo:break-before="auto" style:use-optimal-row-height="false"/>
    </style:style>
    <style:style style:name="ro2" style:family="table-row">
      <style:table-row-properties style:row-height="9.07mm" fo:break-before="auto" style:use-optimal-row-height="false"/>
    </style:style>
    <style:style style:name="ro3" style:family="table-row">
      <style:table-row-properties style:row-height="8.15mm" fo:break-before="auto" style:use-optimal-row-height="false"/>
    </style:style>
    <style:style style:name="ro4" style:family="table-row">
      <style:table-row-properties style:row-height="9.37mm" fo:break-before="auto" style:use-optimal-row-height="false"/>
    </style:style>
    <style:style style:name="ro5" style:family="table-row">
      <style:table-row-properties style:row-height="16.62mm" fo:break-before="auto" style:use-optimal-row-height="true"/>
    </style:style>
    <style:style style:name="ro6" style:family="table-row">
      <style:table-row-properties style:row-height="27.2mm" fo:break-before="auto" style:use-optimal-row-height="tru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b274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87d1d1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5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826aaf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1b75bc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classe_matrix" table:style-name="ta1" table:protected="true" table:protection-key="8+hLciOZYBrX4oF1TpF0eKqa1I0=" table:protection-key-digest-algorithm="http://www.w3.org/2000/09/xmldsig#sha1">
        <loext:table-protection loext:select-protected-cells="true" loext:select-unprotected-cells="tru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1020" table:default-cell-style-name="ce5"/>
        <table:table-row table:style-name="ro1">
          <table:table-cell table:style-name="ce1" office:value-type="string" calcext:value-type="string">
            <text:p>Matrix&lt;T&gt;</text:p>
          </table:table-cell>
          <table:table-cell table:style-name="ce4"/>
          <table:table-cell table:style-name="ce3" office:value-type="string" calcext:value-type="string">
            <text:p>Privado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2" office:value-type="string" calcext:value-type="string">
            <text:p>Atributos</text:p>
          </table:table-cell>
          <table:table-cell table:style-name="ce2" office:value-type="string" calcext:value-type="string">
            <text:p>Tipo</text:p>
          </table:table-cell>
          <table:table-cell table:style-name="ce6" office:value-type="string" calcext:value-type="string">
            <text:p>Métodos estáticos</text:p>
          </table:table-cell>
          <table:table-cell table:style-name="ce6" office:value-type="string" calcext:value-type="string">
            <text:p>Métodos dinâmico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rows</text:p>
          </table:table-cell>
          <table:table-cell table:style-name="ce4" office:value-type="string" calcext:value-type="string">
            <text:p>int</text:p>
          </table:table-cell>
          <table:table-cell table:style-name="ce7" table:formula="of:=IF([$métodos_estaticos.A2]&lt;&gt;&quot;&quot;;[$métodos_estaticos.A2];&quot;&quot;)">
            <text:p/>
          </table:table-cell>
          <table:table-cell table:style-name="ce7" table:formula="of:=IF([$métodos_dinamicos.A3]&lt;&gt;&quot;&quot;;[$métodos_dinamicos.A3];&quot;&quot;)" office:value-type="string" office:string-value="_add" calcext:value-type="string">
            <text:p>_ad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cols</text:p>
          </table:table-cell>
          <table:table-cell table:style-name="ce4" office:value-type="string" calcext:value-type="string">
            <text:p>int</text:p>
          </table:table-cell>
          <table:table-cell table:style-name="ce7" table:formula="of:=IF([$métodos_estaticos.A3]&lt;&gt;&quot;&quot;;[$métodos_estaticos.A3];&quot;&quot;)">
            <text:p/>
          </table:table-cell>
          <table:table-cell table:style-name="ce7" table:formula="of:=IF([$métodos_dinamicos.A4]&lt;&gt;&quot;&quot;;[$métodos_dinamicos.A4];&quot;&quot;)" office:value-type="string" office:string-value="_sub" calcext:value-type="string">
            <text:p>_sub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yself</text:p>
          </table:table-cell>
          <table:table-cell table:style-name="ce4" office:value-type="string" calcext:value-type="string">
            <text:p>**T</text:p>
          </table:table-cell>
          <table:table-cell table:style-name="ce7" table:formula="of:=IF([$métodos_estaticos.A4]&lt;&gt;&quot;&quot;;[$métodos_estaticos.A4];&quot;&quot;)">
            <text:p/>
          </table:table-cell>
          <table:table-cell table:style-name="ce7" table:formula="of:=IF([$métodos_dinamicos.A5]&lt;&gt;&quot;&quot;;[$métodos_dinamicos.A5];&quot;&quot;)" office:value-type="string" office:string-value="_smult" calcext:value-type="string">
            <text:p>_smult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sdestroyed</text:p>
          </table:table-cell>
          <table:table-cell table:style-name="ce4" office:value-type="string" calcext:value-type="string">
            <text:p>bool</text:p>
          </table:table-cell>
          <table:table-cell table:style-name="ce7" table:formula="of:=IF([$métodos_estaticos.A5]&lt;&gt;&quot;&quot;;[$métodos_estaticos.A5];&quot;&quot;)">
            <text:p/>
          </table:table-cell>
          <table:table-cell table:style-name="ce7" table:formula="of:=IF([$métodos_dinamicos.A6]&lt;&gt;&quot;&quot;;[$métodos_dinamicos.A6];&quot;&quot;)" office:value-type="string" office:string-value="_sdiv" calcext:value-type="string">
            <text:p>_sdiv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6]&lt;&gt;&quot;&quot;;[$métodos_estaticos.A6];&quot;&quot;)">
            <text:p/>
          </table:table-cell>
          <table:table-cell table:style-name="ce7" table:formula="of:=IF([$métodos_dinamicos.A7]&lt;&gt;&quot;&quot;;[$métodos_dinamicos.A7];&quot;&quot;)" office:value-type="string" office:string-value="_zeros" calcext:value-type="string">
            <text:p>_zeros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7]&lt;&gt;&quot;&quot;;[$métodos_estaticos.A7];&quot;&quot;)">
            <text:p/>
          </table:table-cell>
          <table:table-cell table:style-name="ce7" table:formula="of:=IF([$métodos_dinamicos.A8]&lt;&gt;&quot;&quot;;[$métodos_dinamicos.A8];&quot;&quot;)" office:value-type="string" office:string-value="_eye" calcext:value-type="string">
            <text:p>_eye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8]&lt;&gt;&quot;&quot;;[$métodos_estaticos.A8];&quot;&quot;)">
            <text:p/>
          </table:table-cell>
          <table:table-cell table:style-name="ce7" table:formula="of:=IF([$métodos_dinamicos.A9]&lt;&gt;&quot;&quot;;[$métodos_dinamicos.A9];&quot;&quot;)" office:value-type="string" office:string-value="_ones" calcext:value-type="string">
            <text:p>_ones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9]&lt;&gt;&quot;&quot;;[$métodos_estaticos.A9];&quot;&quot;)">
            <text:p/>
          </table:table-cell>
          <table:table-cell table:style-name="ce7" table:formula="of:=IF([$métodos_dinamicos.A10]&lt;&gt;&quot;&quot;;[$métodos_dinamicos.A10];&quot;&quot;)" office:value-type="string" office:string-value="print" calcext:value-type="string">
            <text:p>print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10]&lt;&gt;&quot;&quot;;[$métodos_estaticos.A10];&quot;&quot;)">
            <text:p/>
          </table:table-cell>
          <table:table-cell table:style-name="ce7" table:formula="of:=IF([$métodos_dinamicos.A11]&lt;&gt;&quot;&quot;;[$métodos_dinamicos.A11];&quot;&quot;)" office:value-type="string" office:string-value="printfull" calcext:value-type="string">
            <text:p>printfull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11]&lt;&gt;&quot;&quot;;[$métodos_estaticos.A11];&quot;&quot;)">
            <text:p/>
          </table:table-cell>
          <table:table-cell table:style-name="ce7" table:formula="of:=IF([$métodos_dinamicos.A12]&lt;&gt;&quot;&quot;;[$métodos_dinamicos.A12];&quot;&quot;)" office:value-type="string" office:string-value="printrows" calcext:value-type="string">
            <text:p>printrows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12]&lt;&gt;&quot;&quot;;[$métodos_estaticos.A12];&quot;&quot;)">
            <text:p/>
          </table:table-cell>
          <table:table-cell table:style-name="ce7" table:formula="of:=IF([$métodos_dinamicos.A13]&lt;&gt;&quot;&quot;;[$métodos_dinamicos.A13];&quot;&quot;)" office:value-type="string" office:string-value="printcols" calcext:value-type="string">
            <text:p>printcols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13]&lt;&gt;&quot;&quot;;[$métodos_estaticos.A13];&quot;&quot;)">
            <text:p/>
          </table:table-cell>
          <table:table-cell table:style-name="ce7" table:formula="of:=IF([#REF!]&lt;&gt;&quot;&quot;;[#REF!];&quot;&quot;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14]&lt;&gt;&quot;&quot;;[$métodos_estaticos.A14];&quot;&quot;)">
            <text:p/>
          </table:table-cell>
          <table:table-cell table:style-name="ce7" table:formula="of:=IF([$métodos_dinamicos.A14]&lt;&gt;&quot;&quot;;[$métodos_dinamicos.A14];&quot;&quot;)" office:value-type="string" office:string-value="get" calcext:value-type="string">
            <text:p>get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15]&lt;&gt;&quot;&quot;;[$métodos_estaticos.A15];&quot;&quot;)">
            <text:p/>
          </table:table-cell>
          <table:table-cell table:style-name="ce7" table:formula="of:=IF([$métodos_dinamicos.A15]&lt;&gt;&quot;&quot;;[$métodos_dinamicos.A15];&quot;&quot;)" office:value-type="string" office:string-value="set" calcext:value-type="string">
            <text:p>set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16]&lt;&gt;&quot;&quot;;[$métodos_estaticos.A16];&quot;&quot;)">
            <text:p/>
          </table:table-cell>
          <table:table-cell table:style-name="ce7" table:formula="of:=IF([$métodos_dinamicos.A16]&lt;&gt;&quot;&quot;;[$métodos_dinamicos.A16];&quot;&quot;)" office:value-type="string" office:string-value="operator+" calcext:value-type="string">
            <text:p>operator+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17]&lt;&gt;&quot;&quot;;[$métodos_estaticos.A17];&quot;&quot;)">
            <text:p/>
          </table:table-cell>
          <table:table-cell table:style-name="ce7" table:formula="of:=IF([$métodos_dinamicos.A17]&lt;&gt;&quot;&quot;;[$métodos_dinamicos.A17];&quot;&quot;)" office:value-type="string" office:string-value="operator-" calcext:value-type="string">
            <text:p>operator-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18]&lt;&gt;&quot;&quot;;[$métodos_estaticos.A18];&quot;&quot;)">
            <text:p/>
          </table:table-cell>
          <table:table-cell table:style-name="ce7" table:formula="of:=IF([$métodos_dinamicos.A18]&lt;&gt;&quot;&quot;;[$métodos_dinamicos.A18];&quot;&quot;)" office:value-type="string" office:string-value="operator*" calcext:value-type="string">
            <text:p>operator*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19]&lt;&gt;&quot;&quot;;[$métodos_estaticos.A19];&quot;&quot;)">
            <text:p/>
          </table:table-cell>
          <table:table-cell table:style-name="ce7" table:formula="of:=IF([$métodos_dinamicos.A19]&lt;&gt;&quot;&quot;;[$métodos_dinamicos.A19];&quot;&quot;)" office:value-type="string" office:string-value="operator/" calcext:value-type="string">
            <text:p>operator/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20]&lt;&gt;&quot;&quot;;[$métodos_estaticos.A20];&quot;&quot;)">
            <text:p/>
          </table:table-cell>
          <table:table-cell table:style-name="ce7" table:formula="of:=IF([$métodos_dinamicos.A20]&lt;&gt;&quot;&quot;;[$métodos_dinamicos.A20];&quot;&quot;)" office:value-type="string" office:string-value="concatrows" calcext:value-type="string">
            <text:p>concatrows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21]&lt;&gt;&quot;&quot;;[$métodos_estaticos.A21];&quot;&quot;)">
            <text:p/>
          </table:table-cell>
          <table:table-cell table:style-name="ce7" table:formula="of:=IF([$métodos_dinamicos.A21]&lt;&gt;&quot;&quot;;[$métodos_dinamicos.A21];&quot;&quot;)" office:value-type="string" office:string-value="concatcols" calcext:value-type="string">
            <text:p>concatcols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22]&lt;&gt;&quot;&quot;;[$métodos_estaticos.A22];&quot;&quot;)">
            <text:p/>
          </table:table-cell>
          <table:table-cell table:style-name="ce7" table:formula="of:=IF([$métodos_dinamicos.A22]&lt;&gt;&quot;&quot;;[$métodos_dinamicos.A22];&quot;&quot;)" office:value-type="string" office:string-value="_copy" calcext:value-type="string">
            <text:p>_copy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23]&lt;&gt;&quot;&quot;;[$métodos_estaticos.A23];&quot;&quot;)">
            <text:p/>
          </table:table-cell>
          <table:table-cell table:style-name="ce7" table:formula="of:=IF([$métodos_dinamicos.A23]&lt;&gt;&quot;&quot;;[$métodos_dinamicos.A23];&quot;&quot;)" office:value-type="string" office:string-value="copy" calcext:value-type="string">
            <text:p>copy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24]&lt;&gt;&quot;&quot;;[$métodos_estaticos.A24];&quot;&quot;)">
            <text:p/>
          </table:table-cell>
          <table:table-cell table:style-name="ce7" table:formula="of:=IF([$métodos_dinamicos.A24]&lt;&gt;&quot;&quot;;[$métodos_dinamicos.A24];&quot;&quot;)" office:value-type="string" office:string-value="diag" calcext:value-type="string">
            <text:p>diag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25]&lt;&gt;&quot;&quot;;[$métodos_estaticos.A25];&quot;&quot;)">
            <text:p/>
          </table:table-cell>
          <table:table-cell table:style-name="ce7" table:formula="of:=IF([$métodos_dinamicos.A25]&lt;&gt;&quot;&quot;;[$métodos_dinamicos.A25];&quot;&quot;)" office:value-type="string" office:string-value="transpose" calcext:value-type="string">
            <text:p>transpose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26]&lt;&gt;&quot;&quot;;[$métodos_estaticos.A26];&quot;&quot;)">
            <text:p/>
          </table:table-cell>
          <table:table-cell table:style-name="ce7" table:formula="of:=IF([$métodos_dinamicos.A26]&lt;&gt;&quot;&quot;;[$métodos_dinamicos.A26];&quot;&quot;)" office:value-type="string" office:string-value="_load" calcext:value-type="string">
            <text:p>_load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27]&lt;&gt;&quot;&quot;;[$métodos_estaticos.A27];&quot;&quot;)">
            <text:p/>
          </table:table-cell>
          <table:table-cell table:style-name="ce7" table:formula="of:=IF([$métodos_dinamicos.A27]&lt;&gt;&quot;&quot;;[$métodos_dinamicos.A27];&quot;&quot;)" office:value-type="string" office:string-value="_save" calcext:value-type="string">
            <text:p>_save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28]&lt;&gt;&quot;&quot;;[$métodos_estaticos.A28];&quot;&quot;)">
            <text:p/>
          </table:table-cell>
          <table:table-cell table:style-name="ce7" table:formula="of:=IF([$métodos_dinamicos.A28]&lt;&gt;&quot;&quot;;[$métodos_dinamicos.A28];&quot;&quot;)">
            <text:p/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29]&lt;&gt;&quot;&quot;;[$métodos_estaticos.A29];&quot;&quot;)">
            <text:p/>
          </table:table-cell>
          <table:table-cell table:style-name="ce7" table:formula="of:=IF([$métodos_dinamicos.A29]&lt;&gt;&quot;&quot;;[$métodos_dinamicos.A29];&quot;&quot;)">
            <text:p/>
          </table:table-cell>
          <table:table-cell table:number-columns-repeated="102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étodos_dinamicos" table:style-name="ta1">
        <table:table-column table:style-name="co5" table:default-cell-style-name="ce13"/>
        <table:table-column table:style-name="co6" table:default-cell-style-name="ce13"/>
        <table:table-column table:style-name="co7" table:number-columns-repeated="3" table:default-cell-style-name="ce13"/>
        <table:table-column table:style-name="co8" table:default-cell-style-name="ce13"/>
        <table:table-column table:style-name="co4" table:number-columns-repeated="1018" table:default-cell-style-name="ce13"/>
        <table:table-row table:style-name="ro3">
          <table:table-cell table:style-name="ce8"/>
          <table:table-cell table:style-name="ce14" office:value-type="string" calcext:value-type="string">
            <text:p>Altera a matriz</text:p>
          </table:table-cell>
          <table:table-cell table:style-name="ce11" office:value-type="string" calcext:value-type="string">
            <text:p>Não altera a matriz</text:p>
          </table:table-cell>
          <table:table-cell table:style-name="ce8" table:number-columns-repeated="2"/>
          <table:table-cell table:style-name="ce16" table:number-columns-repeated="1019"/>
        </table:table-row>
        <table:table-row table:style-name="ro4"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Tarefa</text:p>
          </table:table-cell>
          <table:table-cell table:number-columns-repeated="3" table:style-name="ce9" office:value-type="string" calcext:value-type="string">
            <text:p>Assinatura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_add</text:p>
          </table:table-cell>
          <table:table-cell table:style-name="ce12" office:value-type="string" calcext:value-type="string">
            <text:p>Adiciona matriz a si própria</text:p>
          </table:table-cell>
          <table:table-cell table:style-name="ce12" office:value-type="string" calcext:value-type="string">
            <text:p>Matrix</text:p>
          </table:table-cell>
          <table:table-cell table:style-name="ce12" office:value-type="string" calcext:value-type="string">
            <text:p>escalar: int-float</text:p>
          </table:table-cell>
          <table:table-cell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_sub</text:p>
          </table:table-cell>
          <table:table-cell table:style-name="ce12" office:value-type="string" calcext:value-type="string">
            <text:p>Subtrai matriz de si própria</text:p>
          </table:table-cell>
          <table:table-cell table:style-name="ce12" office:value-type="string" calcext:value-type="string">
            <text:p>Matrix</text:p>
          </table:table-cell>
          <table:table-cell table:style-name="ce12" office:value-type="string" calcext:value-type="string">
            <text:p>escalar: int-float</text:p>
          </table:table-cell>
          <table:table-cell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_smult</text:p>
          </table:table-cell>
          <table:table-cell table:style-name="ce12" office:value-type="string" calcext:value-type="string">
            <text:p>Multiplicação por escalar a si própria</text:p>
          </table:table-cell>
          <table:table-cell table:style-name="ce12" office:value-type="string" calcext:value-type="string">
            <text:p>escalar: int-float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_sdiv</text:p>
          </table:table-cell>
          <table:table-cell table:style-name="ce12" office:value-type="string" calcext:value-type="string">
            <text:p>Divisão por escalar a si própria</text:p>
          </table:table-cell>
          <table:table-cell table:style-name="ce12" office:value-type="string" calcext:value-type="string">
            <text:p>escalar: int-float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_zeros</text:p>
          </table:table-cell>
          <table:table-cell table:style-name="ce12" office:value-type="string" calcext:value-type="string">
            <text:p>Zera todas as entradas</text:p>
          </table:table-cell>
          <table:table-cell table:number-columns-repeated="3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_eye</text:p>
          </table:table-cell>
          <table:table-cell table:style-name="ce12" office:value-type="string" calcext:value-type="string">
            <text:p>Transforma em matriz identidade</text:p>
          </table:table-cell>
          <table:table-cell table:number-columns-repeated="3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_ones</text:p>
          </table:table-cell>
          <table:table-cell table:style-name="ce12" office:value-type="string" calcext:value-type="string">
            <text:p>Transforma em matriz de uns</text:p>
          </table:table-cell>
          <table:table-cell table:number-columns-repeated="3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print</text:p>
          </table:table-cell>
          <table:table-cell table:style-name="ce15" office:value-type="string" calcext:value-type="string">
            <text:p>Imprime as 3 primeiras e 3 últimas </text:p>
            <text:p>colunas/linhas se a matriz tem </text:p>
            <text:p>7 ou mais linhas/colunas</text:p>
          </table:table-cell>
          <table:table-cell table:number-columns-repeated="3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1" office:value-type="string" calcext:value-type="string">
            <text:p>printfull</text:p>
          </table:table-cell>
          <table:table-cell table:style-name="ce12" office:value-type="string" calcext:value-type="string">
            <text:p>Imprime todas as linhas/colunas</text:p>
          </table:table-cell>
          <table:table-cell table:number-columns-repeated="3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1" office:value-type="string" calcext:value-type="string">
            <text:p>printrows</text:p>
          </table:table-cell>
          <table:table-cell table:style-name="ce12" office:value-type="string" calcext:value-type="string">
            <text:p>Imprime um intervalo de linhas</text:p>
          </table:table-cell>
          <table:table-cell table:style-name="ce12" office:value-type="string" calcext:value-type="string">
            <text:p>(start,end,step=1): int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1" office:value-type="string" calcext:value-type="string">
            <text:p>printcols</text:p>
          </table:table-cell>
          <table:table-cell table:style-name="ce12" office:value-type="string" calcext:value-type="string">
            <text:p>Imprime um intervalo de colunas</text:p>
          </table:table-cell>
          <table:table-cell table:style-name="ce12" office:value-type="string" calcext:value-type="string">
            <text:p>(start,end,step=1): int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1" office:value-type="string" calcext:value-type="string">
            <text:p>get</text:p>
          </table:table-cell>
          <table:table-cell table:style-name="ce12" office:value-type="string" calcext:value-type="string">
            <text:p>Pega valor da memória</text:p>
          </table:table-cell>
          <table:table-cell table:style-name="ce12" office:value-type="string" calcext:value-type="string">
            <text:p>(i,j): int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set</text:p>
          </table:table-cell>
          <table:table-cell table:style-name="ce12" office:value-type="string" calcext:value-type="string">
            <text:p>Escreve valor na memória</text:p>
          </table:table-cell>
          <table:table-cell table:style-name="ce12" office:value-type="string" calcext:value-type="string">
            <text:p>(i,j): int, value: int-float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1" office:value-type="string" calcext:value-type="string">
            <text:p>operator+</text:p>
          </table:table-cell>
          <table:table-cell table:style-name="ce12" office:value-type="string" calcext:value-type="string">
            <text:p>Cria nova matriz e retorna a soma</text:p>
          </table:table-cell>
          <table:table-cell table:style-name="ce12" office:value-type="string" calcext:value-type="string">
            <text:p>Matrix</text:p>
          </table:table-cell>
          <table:table-cell table:style-name="ce12" office:value-type="string" calcext:value-type="string">
            <text:p>escalar: int-float</text:p>
          </table:table-cell>
          <table:table-cell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1" office:value-type="string" calcext:value-type="string">
            <text:p>operator-</text:p>
          </table:table-cell>
          <table:table-cell table:style-name="ce12" office:value-type="string" calcext:value-type="string">
            <text:p>Cria nova matriz e retorna a diferença</text:p>
          </table:table-cell>
          <table:table-cell table:style-name="ce12" office:value-type="string" calcext:value-type="string">
            <text:p>Matrix</text:p>
          </table:table-cell>
          <table:table-cell table:style-name="ce12" office:value-type="string" calcext:value-type="string">
            <text:p>escalar: int-float</text:p>
          </table:table-cell>
          <table:table-cell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1" office:value-type="string" calcext:value-type="string">
            <text:p>operator*</text:p>
          </table:table-cell>
          <table:table-cell table:style-name="ce12" office:value-type="string" calcext:value-type="string">
            <text:p>Cria nova matriz e retorna o produto</text:p>
          </table:table-cell>
          <table:table-cell table:style-name="ce12" office:value-type="string" calcext:value-type="string">
            <text:p>Matrix</text:p>
          </table:table-cell>
          <table:table-cell table:style-name="ce12" office:value-type="string" calcext:value-type="string">
            <text:p>escalar: int-float</text:p>
          </table:table-cell>
          <table:table-cell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1" office:value-type="string" calcext:value-type="string">
            <text:p>operator/</text:p>
          </table:table-cell>
          <table:table-cell table:style-name="ce12" office:value-type="string" calcext:value-type="string">
            <text:p>Cria nova matriz e retorna a divisão</text:p>
          </table:table-cell>
          <table:table-cell table:style-name="ce12" office:value-type="string" calcext:value-type="string">
            <text:p>escalar: int-float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1" office:value-type="string" calcext:value-type="string">
            <text:p>concatrows</text:p>
          </table:table-cell>
          <table:table-cell table:style-name="ce12" office:value-type="string" calcext:value-type="string">
            <text:p>Concatena matriz abaixo e retorna</text:p>
          </table:table-cell>
          <table:table-cell table:style-name="ce12" office:value-type="string" calcext:value-type="string">
            <text:p>Matrix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1" office:value-type="string" calcext:value-type="string">
            <text:p>concatcols</text:p>
          </table:table-cell>
          <table:table-cell table:style-name="ce12" office:value-type="string" calcext:value-type="string">
            <text:p>Concatena matriz à direita e retorna</text:p>
          </table:table-cell>
          <table:table-cell table:style-name="ce12" office:value-type="string" calcext:value-type="string">
            <text:p>Matrix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_copy</text:p>
          </table:table-cell>
          <table:table-cell table:style-name="ce12" office:value-type="string" calcext:value-type="string">
            <text:p>Copia uma matriz sobre si própria</text:p>
          </table:table-cell>
          <table:table-cell table:style-name="ce12" office:value-type="string" calcext:value-type="string">
            <text:p>Matrix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1" office:value-type="string" calcext:value-type="string">
            <text:p>copy</text:p>
          </table:table-cell>
          <table:table-cell table:style-name="ce12" office:value-type="string" calcext:value-type="string">
            <text:p>Cria uma cópia de si e retorna</text:p>
          </table:table-cell>
          <table:table-cell table:number-columns-repeated="3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6">
          <table:table-cell table:style-name="ce11" office:value-type="string" calcext:value-type="string">
            <text:p>diag</text:p>
          </table:table-cell>
          <table:table-cell table:style-name="ce15" office:value-type="string" calcext:value-type="string">
            <text:p>Retorna a diagonal da matriz,</text:p>
            <text:p>Valores positivos para diagonais </text:p>
            <text:p>Superiores, </text:p>
            <text:p>Valores negativos para diagonais inferiores</text:p>
          </table:table-cell>
          <table:table-cell table:style-name="ce12" office:value-type="string" calcext:value-type="string">
            <text:p>Diagonal=0: int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1" office:value-type="string" calcext:value-type="string">
            <text:p>transpose</text:p>
          </table:table-cell>
          <table:table-cell table:style-name="ce12" office:value-type="string" calcext:value-type="string">
            <text:p>Retorna a matriz transposta</text:p>
          </table:table-cell>
          <table:table-cell table:number-columns-repeated="3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_load</text:p>
          </table:table-cell>
          <table:table-cell table:style-name="ce12" office:value-type="string" calcext:value-type="string">
            <text:p>Lê matriz a partir de arquivo</text:p>
          </table:table-cell>
          <table:table-cell table:style-name="ce12" office:value-type="string" calcext:value-type="string">
            <text:p>filename: string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_save</text:p>
          </table:table-cell>
          <table:table-cell table:style-name="ce12" office:value-type="string" calcext:value-type="string">
            <text:p>salva matriz em arquivo</text:p>
          </table:table-cell>
          <table:table-cell table:style-name="ce12" office:value-type="string" calcext:value-type="string">
            <text:p>filename: string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 table:number-rows-repeated="3">
          <table:table-cell table:style-name="ce12" table:number-columns-repeated="5"/>
          <table:table-cell table:number-columns-repeated="1019"/>
        </table:table-row>
        <table:table-row table:style-name="ro4" table:number-rows-repeated="1048543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étodos_estaticos" table:style-name="ta1">
        <table:table-column table:style-name="co4" table:default-cell-style-name="ce13"/>
        <table:table-column table:style-name="co6" table:default-cell-style-name="ce18"/>
        <table:table-column table:style-name="co9" table:number-columns-repeated="3" table:default-cell-style-name="ce13"/>
        <table:table-column table:style-name="co4" table:number-columns-repeated="1019" table:default-cell-style-name="ce13"/>
        <table:table-row table:style-name="ro4"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Tarefa</text:p>
          </table:table-cell>
          <table:table-cell table:number-columns-repeated="3" table:style-name="ce9" office:value-type="string" calcext:value-type="string">
            <text:p>Assinatura</text:p>
          </table:table-cell>
          <table:table-cell table:number-columns-repeated="1019"/>
        </table:table-row>
        <table:table-row table:style-name="ro4" table:number-rows-repeated="29">
          <table:table-cell table:style-name="ce12"/>
          <table:table-cell table:style-name="ce17"/>
          <table:table-cell table:style-name="ce12" table:number-columns-repeated="3"/>
          <table:table-cell table:number-columns-repeated="1019"/>
        </table:table-row>
        <table:table-row table:style-name="ro4" table:number-rows-repeated="1048543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 style:data-style-name="N2" text:time-value="23:24:15.6282798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1:32:56.497755259</meta:creation-date>
    <dc:date>2020-07-15T23:27:00.943191970</dc:date>
    <meta:editing-duration>PT27M59S</meta:editing-duration>
    <meta:editing-cycles>17</meta:editing-cycles>
    <meta:generator>LibreOffice/6.0.7.3$Linux_X86_64 LibreOffice_project/00m0$Build-3</meta:generator>
    <meta:document-statistic meta:table-count="3" meta:cell-count="207" meta:object-count="0"/>
  </office:meta>
</office:document-meta>
</file>